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0in" svg:y="2.489in">
            <draw:object draw:notify-on-update-of-ranges="Sheet1.B3:Sheet1.B5 Sheet1.C3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6.9272in" svg:y="2.4894in">
            <draw:object draw:notify-on-update-of-ranges="Sheet1.G5:Sheet1.G8 Sheet1.H5:Sheet1.H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.95" calcext:value-type="float">
            <text:p>2.95</text:p>
          </table:table-cell>
          <table:table-cell table:formula="of:=[.C3]*[.$D$2]" office:value-type="float" office:value="1271.45" calcext:value-type="float">
            <text:p>1271.45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neue messung 27.04.2015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.7" calcext:value-type="float">
            <text:p>3.7</text:p>
          </table:table-cell>
          <table:table-cell table:formula="of:=[.C4]*[.$D$2]" office:value-type="float" office:value="1594.7" calcext:value-type="float">
            <text:p>1594.7</text:p>
          </table:table-cell>
          <table:table-cell table:number-columns-repeated="4"/>
          <table:table-cell table:style-name="ce2" office:value-type="string" calcext:value-type="string">
            <text:p>331x</text:p>
          </table:table-cell>
          <table:table-cell table:style-name="ce2" office:value-type="string" calcext:value-type="string">
            <text:p>431x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.43" calcext:value-type="float">
            <text:p>4.43</text:p>
          </table:table-cell>
          <table:table-cell table:formula="of:=[.C5]*[.$D$2]" office:value-type="float" office:value="1909.33" calcext:value-type="float">
            <text:p>1909.3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2.15" calcext:value-type="float">
            <text:p>2.15</text:p>
          </table:table-cell>
          <table:table-cell table:formula="of:=[.H5]*331/1000" office:value-type="float" office:value="0.71165" calcext:value-type="float">
            <text:p>0.71165</text:p>
          </table:table-cell>
          <table:table-cell table:formula="of:=[.H5]*431/1000" office:value-type="float" office:value="0.92665" calcext:value-type="float">
            <text:p>0.926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148*[.B6]-0.747" office:value-type="float" office:value="5.173" calcext:value-type="float">
            <text:p>5.173</text:p>
          </table:table-cell>
          <table:table-cell table:formula="of:=[.C6]*[.$D$2]" office:value-type="float" office:value="2229.563" calcext:value-type="float">
            <text:p>2229.56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3.21" calcext:value-type="float">
            <text:p>3.21</text:p>
          </table:table-cell>
          <table:table-cell table:formula="of:=[.H6]*331/1000" office:value-type="float" office:value="1.06251" calcext:value-type="float">
            <text:p>1.06251</text:p>
          </table:table-cell>
          <table:table-cell table:formula="of:=[.H6]*431/1000" office:value-type="float" office:value="1.38351" calcext:value-type="float">
            <text:p>1.383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72" calcext:value-type="float">
            <text:p>1.72</text:p>
          </table:table-cell>
          <table:table-cell table:formula="of:=[.N6]*1000/[.M6]" office:value-type="float" office:value="245.714285714286" calcext:value-type="float">
            <text:p>245.7142857143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148*[.B7]-0.747" office:value-type="float" office:value="5.913" calcext:value-type="float">
            <text:p>5.913</text:p>
          </table:table-cell>
          <table:table-cell table:formula="of:=[.C7]*[.$D$2]" office:value-type="float" office:value="2548.503" calcext:value-type="float">
            <text:p>2548.50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3.61" calcext:value-type="float">
            <text:p>3.61</text:p>
          </table:table-cell>
          <table:table-cell table:formula="of:=[.H7]*331/1000" office:value-type="float" office:value="1.19491" calcext:value-type="float">
            <text:p>1.19491</text:p>
          </table:table-cell>
          <table:table-cell table:formula="of:=[.H7]*431/1000" office:value-type="float" office:value="1.55591" calcext:value-type="float">
            <text:p>1.555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table:formula="of:=[.N7]*1000/[.M7]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0.0148*[.B8]-0.747" office:value-type="float" office:value="-0.00700000000000001" calcext:value-type="float">
            <text:p>-0.007</text:p>
          </table:table-cell>
          <table:table-cell table:formula="of:=[.C8]*[.$D$2]" office:value-type="float" office:value="-3.017" calcext:value-type="float">
            <text:p>-3.017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5.52" calcext:value-type="float">
            <text:p>5.52</text:p>
          </table:table-cell>
          <table:table-cell table:formula="of:=[.H8]*331/1000" office:value-type="float" office:value="1.82712" calcext:value-type="float">
            <text:p>1.82712</text:p>
          </table:table-cell>
          <table:table-cell table:formula="of:=[.H8]*431/1000" office:value-type="float" office:value="2.37912" calcext:value-type="float">
            <text:p>2.379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table:formula="of:=[.N8]*1000/[.M8]" office:value-type="float" office:value="173.333333333333" calcext:value-type="float">
            <text:p>173.3333333333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0.0148*[.B9]-0.747" office:value-type="float" office:value="3.101" calcext:value-type="float">
            <text:p>3.101</text:p>
          </table:table-cell>
          <table:table-cell table:formula="of:=[.C9]*[.$D$2]" office:value-type="float" office:value="1336.531" calcext:value-type="float">
            <text:p>1336.531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formula="of:=ROUND(0.0183615354*[.G9]-0.9036184771;2)" office:value-type="float" office:value="7.36" calcext:value-type="float">
            <text:p>7.36</text:p>
          </table:table-cell>
          <table:table-cell table:formula="of:=[.H9]*331/1000" office:value-type="float" office:value="2.43616" calcext:value-type="float">
            <text:p>2.43616</text:p>
          </table:table-cell>
          <table:table-cell table:formula="of:=[.H9]*431/1000" office:value-type="float" office:value="3.17216" calcext:value-type="float">
            <text:p>3.17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0.0148*[.B10]-0.747" office:value-type="float" office:value="7.393" calcext:value-type="float">
            <text:p>7.39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ROUND(0.0183615354*[.G10]-0.9036184771;2)" office:value-type="float" office:value="8.28" calcext:value-type="float">
            <text:p>8.28</text:p>
          </table:table-cell>
          <table:table-cell table:formula="of:=[.H10]*331/1000" office:value-type="float" office:value="2.74068" calcext:value-type="float">
            <text:p>2.74068</text:p>
          </table:table-cell>
          <table:table-cell table:formula="of:=[.H10]*431/1000" office:value-type="float" office:value="3.56868" calcext:value-type="float">
            <text:p>3.568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H11]*331/1000" office:value-type="float" office:value="2.648" calcext:value-type="float">
            <text:p>2.648</text:p>
          </table:table-cell>
          <table:table-cell table:formula="of:=[.H11]*431/1000" office:value-type="float" office:value="3.448" calcext:value-type="float">
            <text:p>3.44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3:47:13.987693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4:06:29.624781108</meta:creation-date>
    <dc:date>2015-04-27T17:16:36.797575696</dc:date>
    <meta:editing-duration>PT3H1M8S</meta:editing-duration>
    <meta:editing-cycles>3</meta:editing-cycles>
    <meta:generator>LibreOffice/4.2.7.2$Linux_X86_64 LibreOffice_project/420m0$Build-2</meta:generator>
    <meta:document-statistic meta:table-count="1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B3:Sheet1.C5" svg:x="0.319cm" svg:y="0.18cm" svg:width="11.264cm" svg:height="8.645cm">
          <chartooo:coordinate-region svg:x="1.046cm" svg:y="0.379cm" svg:width="10.2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" chart:class="chart:scatter">
            <chart:domain table:cell-range-address="Sheet1.B3:Sheet1.B5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B3:Sheet1.B5</svg:desc>
                </draw:g>
              </table:table-cell>
              <table:table-cell office:value-type="float" office:value="2.95">
                <text:p>2.95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4.43">
                <text:p>4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G5:Sheet1.H8" svg:x="0.319cm" svg:y="0.18cm" svg:width="11.264cm" svg:height="8.645cm">
          <chartooo:coordinate-region svg:x="0.755cm" svg:y="0.38cm" svg:width="10.54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8" chart:class="chart:scatter">
            <chart:domain table:cell-range-address="Sheet1.G5:Sheet1.G8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G5:Sheet1.G8</svg:desc>
                </draw:g>
              </table:table-cell>
              <table:table-cell office:value-type="float" office:value="2.15">
                <text:p>2.15</text:p>
                <draw:g>
                  <svg:desc>Sheet1.H5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">
                <text:p>24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